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7965in"/>
    </style:style>
    <style:style style:name="co3" style:family="table-column">
      <style:table-column-properties fo:break-before="auto" style:column-width="0.3465in"/>
    </style:style>
    <style:style style:name="co4" style:family="table-column">
      <style:table-column-properties fo:break-before="auto" style:column-width="0.463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5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Total</text:p>
          </table:table-cell>
          <table:table-cell table:number-columns-repeated="5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May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Hours</text:p>
          </table:table-cell>
          <table:table-cell table:formula="of:=SUM([.D2:.D87])" office:value-type="float" office:value="384" calcext:value-type="float">
            <text:p>384</text:p>
          </table:table-cell>
          <table:table-cell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May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formula="of:=SUM([.D2:.D3])" office:value-type="float" office:value="6" calcext:value-type="float">
            <text:p>6</text:p>
          </table:table-cell>
          <table:table-cell table:formula="of:=[.E3]*[.I3]" office:value-type="float" office:value="300" calcext:value-type="float">
            <text:p>300</text:p>
          </table:table-cell>
          <table:table-cell/>
          <table:table-cell office:value-type="string" calcext:value-type="string">
            <text:p>Rate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Dollar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Jun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Total $</text:p>
          </table:table-cell>
          <table:table-cell table:formula="of:=[.I2]*[.I3]" office:value-type="float" office:value="19200" calcext:value-type="float">
            <text:p>19200</text:p>
          </table:table-cell>
          <table:table-cell table:style-name="ce2" office:value-type="float" office:value="5.33" calcext:value-type="float">
            <text:p>5.33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June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Total RS$</text:p>
          </table:table-cell>
          <table:table-cell table:formula="of:=[.$I$4]*[.$J$4]" office:value-type="float" office:value="102336" calcext:value-type="float">
            <text:p>102336</text:p>
          </table:table-cell>
          <table:table-cell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June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June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formula="of:=SUM([.D2:.D7])" office:value-type="float" office:value="21" calcext:value-type="float">
            <text:p>21</text:p>
          </table:table-cell>
          <table:table-cell table:formula="of:=[.E7]*[.I3]" office:value-type="float" office:value="1050" calcext:value-type="float">
            <text:p>1050</text:p>
          </table:table-cell>
          <table:table-cell table:number-columns-repeated="4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July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July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July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July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July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formula="of:=SUM([.D8:.D12])" office:value-type="float" office:value="26" calcext:value-type="float">
            <text:p>26</text:p>
          </table:table-cell>
          <table:table-cell table:formula="of:=[.E12]*[.I3]" office:value-type="float" office:value="1300" calcext:value-type="float">
            <text:p>1300</text:p>
          </table:table-cell>
          <table:table-cell table:number-columns-repeated="4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Augus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August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Augus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August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August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August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August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SUM([.D13:.D19])" office:value-type="float" office:value="40" calcext:value-type="float">
            <text:p>40</text:p>
          </table:table-cell>
          <table:table-cell table:formula="of:=[.E19]*[.I3]" office:value-type="float" office:value="2000" calcext:value-type="float">
            <text:p>2000</text:p>
          </table:table-cell>
          <table:table-cell table:number-columns-repeated="4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September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September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September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formula="of:=SUM([.D20:.D22])" office:value-type="float" office:value="18" calcext:value-type="float">
            <text:p>18</text:p>
          </table:table-cell>
          <table:table-cell table:formula="of:=[.E22]*[.I3]" office:value-type="float" office:value="900" calcext:value-type="float">
            <text:p>900</text:p>
          </table:table-cell>
          <table:table-cell table:number-columns-repeated="4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September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September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September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September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September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September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September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SUM([.D20:.D29])" office:value-type="float" office:value="65" calcext:value-type="float">
            <text:p>65</text:p>
          </table:table-cell>
          <table:table-cell table:formula="of:=[.E29]*[.I3]" office:value-type="float" office:value="3250" calcext:value-type="float">
            <text:p>3250</text:p>
          </table:table-cell>
          <table:table-cell table:number-columns-repeated="4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Octob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October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October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October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October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October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October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October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October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October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October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October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October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October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October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October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October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October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October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October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October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October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October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October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November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November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November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November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November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November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November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November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November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November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November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November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November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November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November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November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November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November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November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November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November</text:p>
          </table:table-cell>
          <table:table-cell office:value-type="float" office:value="31" calcext:value-type="float">
            <text:p>3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7">00/00/0000</text:date>, <text:time style:data-style-name="N2" text:time-value="17:57:05.96734222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1-27T17:58:13.112434201</dc:date>
    <meta:editing-duration>P12DT14H28M8S</meta:editing-duration>
    <meta:editing-cycles>39</meta:editing-cycles>
    <meta:generator>LibreOffice/25.2.6.2$Linux_X86_64 LibreOffice_project/520$Build-2</meta:generator>
    <meta:document-statistic meta:table-count="1" meta:cell-count="317" meta:object-count="0"/>
  </office:meta>
</office:document-meta>
</file>